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02000001AC3810BFF1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able_20_Heading">
      <style:paragraph-properties fo:text-align="left" style:justify-single-word="false"/>
    </style:style>
    <style:style style:name="P43" style:family="paragraph" style:parent-style-name="Table_20_Contents">
      <style:paragraph-properties fo:text-align="left" style:justify-single-word="false"/>
    </style:style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fo:font-style="italic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67cm, 3.022cm, 1.012cm, 2.72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eoSoft Cloud Upgrade: Report &amp; Chatbot Integration Contract</text:h>
      <text:p text:style-name="Text_20_body">Last updated: 2026-04-09</text:p>
      <text:h text:style-name="Heading_20_2" text:outline-level="2">1) Purpose</text:h>
      <text:p text:style-name="Text_20_body">This document defines the <text:span text:style-name="T1">API contract required from NeoSoft Cloud (new version)</text:span> so patient services continue with minimal change:</text:p>
      <text:list text:style-name="L1">
        <text:list-item>
          <text:p text:style-name="P1">Report list for a patient</text:p>
        </text:list-item>
        <text:list-item>
          <text:p text:style-name="P1">Report status (lab + radiology)</text:p>
        </text:list-item>
        <text:list-item>
          <text:p text:style-name="P1">Report PDF download (lab / radiology / combined)</text:p>
        </text:list-item>
        <text:list-item>
          <text:p text:style-name="P1">Internal report dispatch workflows</text:p>
        </text:list-item>
        <text:list-item>
          <text:p text:style-name="P1">Trend report PDF</text:p>
        </text:list-item>
        <text:list-item>
          <text:p text:style-name="P1">Smart/trend report data JSON</text:p>
        </text:list-item>
      </text:list>
      <text:h text:style-name="Heading_20_2" text:outline-level="2" text:is-list-header="true">2) What We Need From Shivam</text:h>
      <text:p text:style-name="Text_20_body">Please share endpoint details in this format for each capability:</text:p>
      <text:list text:style-name="L2">
        <text:list-item>
          <text:p text:style-name="P2">Endpoint URL</text:p>
        </text:list-item>
        <text:list-item>
          <text:p text:style-name="P2">HTTP method</text:p>
        </text:list-item>
        <text:list-item>
          <text:p text:style-name="P2">Required input fields/query parameters</text:p>
        </text:list-item>
        <text:list-item>
          <text:p text:style-name="P2">Optional input fields/query parameters</text:p>
        </text:list-item>
        <text:list-item>
          <text:p text:style-name="P2">Success response format (<text:span text:style-name="T2">application/pdf</text:span> or JSON schema)</text:p>
        </text:list-item>
        <text:list-item>
          <text:p text:style-name="P2">Error response format and status codes</text:p>
        </text:list-item>
        <text:list-item>
          <text:p text:style-name="P2">Business status values (for example: report ready / patient not found / no pending report)</text:p>
        </text:list-item>
      </text:list>
      <text:h text:style-name="Heading_20_2" text:outline-level="2" text:is-list-header="true">3) Mandatory Functional Capabilities</text:h>
      <text:h text:style-name="Heading_20_2" text:outline-level="2">3.1 Patient Report Lookup (last reports list)</text:h>
      <text:h text:style-name="Heading_20_3" text:outline-level="3">Required Input</text:h>
      <text:list text:style-name="L3">
        <text:list-item>
          <text:p text:style-name="P3"><text:span text:style-name="T2">phone</text:span> (10-digit or standardized mobile)</text:p>
        </text:list-item>
      </text:list>
      <text:h text:style-name="Heading_20_3" text:outline-level="3" text:is-list-header="true">Required Output (JSON)</text:h>
      <text:p text:style-name="P4">{ <text:s text:c="5"/><text:line-break/> <text:s/>"latest_reports": [ <text:s text:c="5"/><text:line-break/> <text:s text:c="3"/>{ <text:s text:c="5"/><text:line-break/><text:soft-page-break/> <text:s text:c="5"/>"reqid": "string", <text:s text:c="5"/><text:line-break/> <text:s text:c="5"/>"reqno": "string", <text:s text:c="5"/><text:line-break/> <text:s text:c="5"/>"patient_name": "string", <text:s text:c="5"/><text:line-break/> <text:s text:c="5"/>"mrno": "string", <text:s text:c="5"/><text:line-break/> <text:s text:c="5"/>"reqdt": "YYYY-MM-DD or datetime" <text:s text:c="5"/><text:line-break/> <text:s text:c="3"/>} <text:s text:c="5"/><text:line-break/> <text:s/>] <text:s text:c="5"/><text:line-break/>}</text:p>
      <text:h text:style-name="Heading_20_3" text:outline-level="3">Required Error/Feedback</text:h>
      <text:list text:style-name="L4">
        <text:list-item>
          <text:p text:style-name="P5"><text:span text:style-name="T2">PATIENT_NOT_FOUND</text:span> (or empty <text:span text:style-name="T2">latest_reports</text:span>)</text:p>
        </text:list-item>
        <text:list-item>
          <text:p text:style-name="P5"><text:span text:style-name="T2">INVALID_PHONE</text:span></text:p>
        </text:list-item>
        <text:list-item>
          <text:p text:style-name="P5"><text:span text:style-name="T2">UPSTREAM_ERROR</text:span></text:p>
        </text:list-item>
      </text:list>
      <text:h text:style-name="Heading_20_2" text:outline-level="2" text:is-list-header="true">3.1B Latest Report by Phone (Direct PDF - Recommended)</text:h>
      <text:p text:style-name="Text_20_body">To keep migration low-code, please provide a direct latest-report document endpoint by phone.</text:p>
      <text:h text:style-name="Heading_20_3" text:outline-level="3">Required Input</text:h>
      <text:list text:style-name="L5">
        <text:list-item>
          <text:p text:style-name="P6"><text:span text:style-name="T2">phone</text:span></text:p>
        </text:list-item>
      </text:list>
      <text:h text:style-name="Heading_20_3" text:outline-level="3" text:is-list-header="true">Required Output</text:h>
      <text:list text:style-name="L6">
        <text:list-item>
          <text:p text:style-name="P7">Success: <text:span text:style-name="T2">application/pdf</text:span> (latest combined report)</text:p>
        </text:list-item>
      </text:list>
      <text:h text:style-name="Heading_20_3" text:outline-level="3" text:is-list-header="true">Required Error/Feedback</text:h>
      <text:list text:style-name="L7">
        <text:list-item>
          <text:p text:style-name="P8"><text:span text:style-name="T2">PATIENT_NOT_FOUND</text:span></text:p>
        </text:list-item>
        <text:list-item>
          <text:p text:style-name="P8"><text:span text:style-name="T2">LATEST_REPORT_NOT_AVAILABLE</text:span></text:p>
        </text:list-item>
        <text:list-item>
          <text:p text:style-name="P8"><text:span text:style-name="T2">UPSTREAM_ERROR</text:span></text:p>
        </text:list-item>
      </text:list>
      <text:h text:style-name="Heading_20_2" text:outline-level="2" text:is-list-header="true">3.2 Report Status by Requisition</text:h>
      <text:h text:style-name="Heading_20_3" text:outline-level="3">Required Input</text:h>
      <text:list text:style-name="L8">
        <text:list-item>
          <text:p text:style-name="P9">By reqno: <text:span text:style-name="T2">reqno</text:span></text:p>
        </text:list-item>
        <text:list-item>
          <text:p text:style-name="P9">By reqid: <text:span text:style-name="T2">reqid</text:span></text:p>
        </text:list-item>
      </text:list>
      <text:h text:style-name="Heading_20_3" text:outline-level="3" text:is-list-header="true">Required Output (JSON)</text:h>
      <text:p text:style-name="P4">{ <text:s text:c="5"/><text:line-break/> <text:s/>"reqno": "string", <text:s text:c="5"/><text:line-break/> <text:s/>"reqid": "string", <text:s text:c="5"/><text:line-break/> <text:s/>"overall_status": "FULL_REPORT | PARTIAL_REPORT | NO_REPORT | NO_LAB_TESTS", <text:s text:c="5"/><text:line-break/> <text:s/>"lab_total": 0, <text:s text:c="5"/><text:line-break/> <text:s/>"lab_ready": 0, <text:s text:c="5"/><text:line-break/> <text:s/>"radiology_total": 0, <text:s text:c="5"/><text:line-break/> <text:s/>"radiology_ready": 0, <text:s text:c="5"/><text:line-break/><text:soft-page-break/> <text:s/>"patient_name": "string", <text:s text:c="5"/><text:line-break/> <text:s/>"mrno": "string", <text:s text:c="5"/><text:line-break/> <text:s/>"patient_phone": "string", <text:s text:c="5"/><text:line-break/> <text:s/>"test_date": "string", <text:s text:c="5"/><text:line-break/> <text:s/>"tests": [ <text:s text:c="5"/><text:line-break/> <text:s text:c="3"/>{ <text:s text:c="5"/><text:line-break/> <text:s text:c="5"/>"test_id": "string", <text:s text:c="5"/><text:line-break/> <text:s text:c="5"/>"test_name": "string", <text:s text:c="5"/><text:line-break/> <text:s text:c="5"/>"group_id": "GDEP0001|GDEP0002|...", <text:s text:c="5"/><text:line-break/> <text:s text:c="5"/>"department": "lab|radiology|other", <text:s text:c="5"/><text:line-break/> <text:s text:c="5"/>"approved_flag": "0|1", <text:s text:c="5"/><text:line-break/> <text:s text:c="5"/>"report_status": "LAB_READY|RADIOLOGY_READY|PENDING|...", <text:s text:c="5"/><text:line-break/> <text:s text:c="5"/>"ready": true <text:s text:c="5"/><text:line-break/> <text:s text:c="3"/>} <text:s text:c="5"/><text:line-break/> <text:s/>] <text:s text:c="5"/><text:line-break/>}</text:p>
      <text:p text:style-name="Text_20_body">Test-level expectation (mandatory):</text:p>
      <text:list text:style-name="L9">
        <text:list-item>
          <text:p text:style-name="P10">Even when <text:span text:style-name="T2">overall_status</text:span> is <text:span text:style-name="T2">FULL_REPORT</text:span> or <text:span text:style-name="T2">PARTIAL_REPORT</text:span>, API must return <text:span text:style-name="T1">test-wise rows</text:span> in <text:span text:style-name="T2">tests[]</text:span>.</text:p>
        </text:list-item>
        <text:list-item>
          <text:p text:style-name="P10"><text:span text:style-name="T2">PARTIAL_REPORT</text:span> must allow us to identify which tests are ready vs pending from test-level fields.</text:p>
        </text:list-item>
        <text:list-item>
          <text:p text:style-name="P10">Stable identifiers per test are required (<text:span text:style-name="T2">test_id</text:span> preferred; <text:span text:style-name="T2">test_name</text:span> fallback).</text:p>
        </text:list-item>
      </text:list>
      <text:h text:style-name="Heading_20_3" text:outline-level="3" text:is-list-header="true">Required Error/Feedback</text:h>
      <text:list text:style-name="L10">
        <text:list-item>
          <text:p text:style-name="P11"><text:span text:style-name="T2">REQ_NOT_FOUND</text:span></text:p>
        </text:list-item>
        <text:list-item>
          <text:p text:style-name="P11"><text:span text:style-name="T2">INVALID_REQNO_OR_REQID</text:span></text:p>
        </text:list-item>
        <text:list-item>
          <text:p text:style-name="P11"><text:span text:style-name="T2">UPSTREAM_ERROR</text:span></text:p>
        </text:list-item>
      </text:list>
      <text:h text:style-name="Heading_20_2" text:outline-level="2" text:is-list-header="true">3.3 Lab Report PDF</text:h>
      <text:h text:style-name="Heading_20_3" text:outline-level="3">Required Input</text:h>
      <text:list text:style-name="L11">
        <text:list-item>
          <text:p text:style-name="P12"><text:span text:style-name="T2">reqid</text:span> (required)</text:p>
        </text:list-item>
        <text:list-item>
          <text:p text:style-name="P12"><text:span text:style-name="T2">reqno</text:span> (optional but recommended)</text:p>
        </text:list-item>
        <text:list-item>
          <text:p text:style-name="P12"><text:span text:style-name="T2">printtype</text:span> (<text:span text:style-name="T2">1</text:span> normal, <text:span text:style-name="T2">0</text:span> pending-only dispatch mode)</text:p>
        </text:list-item>
        <text:list-item>
          <text:p text:style-name="P12">letterhead flags (see Section 4)</text:p>
        </text:list-item>
      </text:list>
      <text:h text:style-name="Heading_20_3" text:outline-level="3" text:is-list-header="true">Required Output</text:h>
      <text:list text:style-name="L12">
        <text:list-item>
          <text:p text:style-name="P13">Success: <text:span text:style-name="T2">application/pdf</text:span></text:p>
        </text:list-item>
        <text:list-item>
          <text:p text:style-name="P13">Failure: JSON error with code/message</text:p>
        </text:list-item>
      </text:list>
      <text:h text:style-name="Heading_20_3" text:outline-level="3" text:is-list-header="true">Required Error/Feedback</text:h>
      <text:list text:style-name="L13">
        <text:list-item>
          <text:p text:style-name="P14"><text:span text:style-name="T2">NO_PENDING_REPORTS</text:span> (especially for <text:span text:style-name="T2">printtype=0</text:span>)</text:p>
        </text:list-item>
        <text:list-item>
          <text:p text:style-name="P14"><text:soft-page-break/><text:span text:style-name="T2">LAB_REPORT_NOT_AVAILABLE</text:span></text:p>
        </text:list-item>
        <text:list-item>
          <text:p text:style-name="P14"><text:span text:style-name="T2">PENDING_REPORT_NOT_AVAILABLE</text:span></text:p>
        </text:list-item>
        <text:list-item>
          <text:p text:style-name="P14"><text:span text:style-name="T2">REQ_NOT_FOUND</text:span></text:p>
        </text:list-item>
      </text:list>
      <text:h text:style-name="Heading_20_2" text:outline-level="2" text:is-list-header="true">3.4 Radiology Report PDF</text:h>
      <text:h text:style-name="Heading_20_3" text:outline-level="3">Required Input</text:h>
      <text:list text:style-name="L14">
        <text:list-item>
          <text:p text:style-name="P15"><text:span text:style-name="T2">reqid</text:span> (required)</text:p>
        </text:list-item>
        <text:list-item>
          <text:p text:style-name="P15">letterhead flags (see Section 4)</text:p>
        </text:list-item>
      </text:list>
      <text:h text:style-name="Heading_20_3" text:outline-level="3" text:is-list-header="true">Required Output</text:h>
      <text:list text:style-name="L15">
        <text:list-item>
          <text:p text:style-name="P16">Success: <text:span text:style-name="T2">application/pdf</text:span> (single or merged radiology document)</text:p>
        </text:list-item>
        <text:list-item>
          <text:p text:style-name="P16">Failure: JSON error with code/message</text:p>
        </text:list-item>
      </text:list>
      <text:h text:style-name="Heading_20_3" text:outline-level="3" text:is-list-header="true">Required Error/Feedback</text:h>
      <text:list text:style-name="L16">
        <text:list-item>
          <text:p text:style-name="P17"><text:span text:style-name="T2">NO_RADIOLOGY_TESTS</text:span></text:p>
        </text:list-item>
        <text:list-item>
          <text:p text:style-name="P17"><text:span text:style-name="T2">RADIOLOGY_REPORT_NOT_READY</text:span></text:p>
        </text:list-item>
        <text:list-item>
          <text:p text:style-name="P17"><text:span text:style-name="T2">REQ_NOT_FOUND</text:span></text:p>
        </text:list-item>
      </text:list>
      <text:h text:style-name="Heading_20_2" text:outline-level="2" text:is-list-header="true">3.5 Combined Report PDF (Lab + Radiology)</text:h>
      <text:h text:style-name="Heading_20_3" text:outline-level="3">Required Input</text:h>
      <text:list text:style-name="L17">
        <text:list-item>
          <text:p text:style-name="P18"><text:span text:style-name="T2">reqid</text:span> (required)</text:p>
        </text:list-item>
        <text:list-item>
          <text:p text:style-name="P18"><text:span text:style-name="T2">reqno</text:span> (optional)</text:p>
        </text:list-item>
        <text:list-item>
          <text:p text:style-name="P18"><text:span text:style-name="T2">printtype</text:span> (<text:span text:style-name="T2">1</text:span> or <text:span text:style-name="T2">0</text:span>)</text:p>
        </text:list-item>
        <text:list-item>
          <text:p text:style-name="P18">letterhead flags (see Section 4)</text:p>
        </text:list-item>
      </text:list>
      <text:h text:style-name="Heading_20_3" text:outline-level="3" text:is-list-header="true">Required Output</text:h>
      <text:list text:style-name="L18">
        <text:list-item>
          <text:p text:style-name="P19">Success: <text:span text:style-name="T2">application/pdf</text:span></text:p>
        </text:list-item>
        <text:list-item>
          <text:p text:style-name="P19">Behavior expectation:</text:p>
          <text:list>
            <text:list-item>
              <text:p text:style-name="P19">return combined PDF if both available</text:p>
            </text:list-item>
            <text:list-item>
              <text:p text:style-name="P19">return available side if only one side exists</text:p>
            </text:list-item>
          </text:list>
        </text:list-item>
        <text:list-item>
          <text:p text:style-name="P19">Failure: JSON error with code/message</text:p>
        </text:list-item>
      </text:list>
      <text:h text:style-name="Heading_20_3" text:outline-level="3" text:is-list-header="true">Required Error/Feedback</text:h>
      <text:list text:style-name="L19">
        <text:list-item>
          <text:p text:style-name="P20"><text:span text:style-name="T2">NO_REPORTS_AVAILABLE</text:span></text:p>
        </text:list-item>
        <text:list-item>
          <text:p text:style-name="P20"><text:soft-page-break/><text:span text:style-name="T2">REQ_NOT_FOUND</text:span></text:p>
        </text:list-item>
      </text:list>
      <text:h text:style-name="Heading_20_2" text:outline-level="2" text:is-list-header="true">3.6 Trend Report PDF</text:h>
      <text:h text:style-name="Heading_20_3" text:outline-level="3">Required Input</text:h>
      <text:list text:style-name="L20">
        <text:list-item>
          <text:p text:style-name="P21"><text:span text:style-name="T2">mrno</text:span></text:p>
        </text:list-item>
      </text:list>
      <text:h text:style-name="Heading_20_3" text:outline-level="3" text:is-list-header="true">Required Output</text:h>
      <text:list text:style-name="L21">
        <text:list-item>
          <text:p text:style-name="P22">Success: <text:span text:style-name="T2">application/pdf</text:span></text:p>
        </text:list-item>
      </text:list>
      <text:h text:style-name="Heading_20_3" text:outline-level="3" text:is-list-header="true">Required Error/Feedback</text:h>
      <text:list text:style-name="L22">
        <text:list-item>
          <text:p text:style-name="P23"><text:span text:style-name="T2">MRNO_NOT_FOUND</text:span></text:p>
        </text:list-item>
        <text:list-item>
          <text:p text:style-name="P23"><text:span text:style-name="T2">TREND_REPORT_NOT_AVAILABLE</text:span></text:p>
        </text:list-item>
      </text:list>
      <text:h text:style-name="Heading_20_2" text:outline-level="2" text:is-list-header="true">3.7 Trend Data JSON (for advanced/smart rendering)</text:h>
      <text:h text:style-name="Heading_20_3" text:outline-level="3">Required Input</text:h>
      <text:list text:style-name="L23">
        <text:list-item>
          <text:p text:style-name="P24"><text:span text:style-name="T2">mrno</text:span></text:p>
        </text:list-item>
        <text:list-item>
          <text:p text:style-name="P24">Optional:</text:p>
          <text:list>
            <text:list-item>
              <text:p text:style-name="P24"><text:span text:style-name="T2">from_date</text:span> / <text:span text:style-name="T2">to_date</text:span> (if supported)</text:p>
            </text:list-item>
            <text:list-item>
              <text:p text:style-name="P24">any source-side filters supported by NeoSoft Cloud</text:p>
            </text:list-item>
          </text:list>
        </text:list-item>
      </text:list>
      <text:h text:style-name="Heading_20_3" text:outline-level="3" text:is-list-header="true">Required Output (JSON)</text:h>
      <text:p text:style-name="Text_20_body">Important: We do <text:span text:style-name="T1">not</text:span> require NeoSoft to return our internal <text:span text:style-name="T2">standardized</text:span> structure.<text:line-break/>We only need raw trend data in one of these accepted JSON shapes:</text:p>
      <text:list text:style-name="L24">
        <text:list-item>
          <text:p text:style-name="P25"><text:span text:style-name="T2">table</text:span> shape</text:p>
        </text:list-item>
      </text:list>
      <text:p text:style-name="P4">{<text:line-break/> <text:s/>"table": {<text:line-break/> <text:s text:c="3"/>"columns": [{ "name": "COMPID" }, { "name": "TESTCOMPONENT" }, { "name": "REQDT" }, { "name": "RESULTVALUE" }],<text:line-break/> <text:s text:c="3"/>"rows": [{ "values": ["...", "...", "...", "..."] }]<text:line-break/> <text:s/>}<text:line-break/>}</text:p>
      <text:list text:style-name="L25">
        <text:list-item>
          <text:p text:style-name="P26">Row-array shape</text:p>
        </text:list-item>
      </text:list>
      <text:p text:style-name="P4">[<text:line-break/> <text:s/>{<text:line-break/> <text:s text:c="3"/>"COMPID": "string",<text:line-break/> <text:s text:c="3"/>"TESTCOMPONENT": "string",<text:line-break/> <text:s text:c="3"/>"UNITS": "string",<text:line-break/> <text:s text:c="3"/>"REQDT": "YYYY-MM-DD or datetime",<text:line-break/> <text:s text:c="3"/>"RESULTVALUE": "number|string",<text:line-break/> <text:s text:c="3"/>"MINVAL": "number|string|null",<text:line-break/><text:soft-page-break/> <text:s text:c="3"/>"MAXVAL": "number|string|null",<text:line-break/> <text:s text:c="3"/>"LETTYPE": "string|null",<text:line-break/> <text:s text:c="3"/>"PSYNTAX": "string|null",<text:line-break/> <text:s text:c="3"/>"PATIENTNM": "string|null",<text:line-break/> <text:s text:c="3"/>"AGE": "string|number|null",<text:line-break/> <text:s text:c="3"/>"SEX": "string|null",<text:line-break/> <text:s text:c="3"/>"MOBILENO": "string|null"<text:line-break/> <text:s/>}<text:line-break/>]</text:p>
      <text:list text:style-name="L26">
        <text:list-item>
          <text:p text:style-name="P27">Wrapper shape with raw data under <text:span text:style-name="T2">data</text:span></text:p>
        </text:list-item>
      </text:list>
      <text:p text:style-name="P4">{<text:line-break/> <text:s/>"mrno": "string",<text:line-break/> <text:s/>"row_count": 12,<text:line-break/> <text:s/>"data": { "table": { "columns": [], "rows": [] } }<text:line-break/>}</text:p>
      <text:p text:style-name="Text_20_body">Minimum row fields expected for reliable smart/trend rendering:</text:p>
      <text:list text:style-name="L27">
        <text:list-item>
          <text:p text:style-name="P28"><text:span text:style-name="T2">TESTCOMPONENT</text:span> (or equivalent test/parameter name)</text:p>
        </text:list-item>
        <text:list-item>
          <text:p text:style-name="P28"><text:span text:style-name="T2">REQDT</text:span> (test date)</text:p>
        </text:list-item>
        <text:list-item>
          <text:p text:style-name="P28"><text:span text:style-name="T2">RESULTVALUE</text:span> (result value)</text:p>
        </text:list-item>
        <text:list-item>
          <text:p text:style-name="P28">reference range fields when available (<text:span text:style-name="T2">MINVAL</text:span>, <text:span text:style-name="T2">MAXVAL</text:span>)</text:p>
        </text:list-item>
        <text:list-item>
          <text:p text:style-name="P28">unit when available (<text:span text:style-name="T2">UNITS</text:span>)</text:p>
        </text:list-item>
      </text:list>
      <text:h text:style-name="Heading_20_3" text:outline-level="3" text:is-list-header="true">Required Error/Feedback</text:h>
      <text:list text:style-name="L28">
        <text:list-item>
          <text:p text:style-name="P29"><text:span text:style-name="T2">NO_TREND_DATA</text:span></text:p>
        </text:list-item>
        <text:list-item>
          <text:p text:style-name="P29"><text:span text:style-name="T2">MRNO_NOT_FOUND</text:span></text:p>
        </text:list-item>
        <text:list-item>
          <text:p text:style-name="P29"><text:span text:style-name="T2">UPSTREAM_ERROR</text:span></text:p>
        </text:list-item>
      </text:list>
      <text:h text:style-name="Heading_20_2" text:outline-level="2" text:is-list-header="true">3.8 Delivery/Dispatch Status APIs (internal users)</text:h>
      <text:h text:style-name="Heading_20_3" text:outline-level="3">A) Requisitions by Date</text:h>
      <text:p text:style-name="Text_20_body">Input: <text:span text:style-name="T2">date</text:span><text:line-break/>Output JSON:</text:p>
      <text:p text:style-name="P4">{ <text:s text:c="5"/><text:line-break/> <text:s/>"date": "YYYY-MM-DD", <text:s text:c="5"/><text:line-break/> <text:s/>"requisitions": [ <text:s text:c="5"/><text:line-break/> <text:s text:c="3"/>{ <text:s text:c="5"/><text:line-break/> <text:s text:c="5"/>"reqno": "string", <text:s text:c="5"/><text:line-break/> <text:s text:c="5"/>"reqid": "string", <text:s text:c="5"/><text:line-break/> <text:s text:c="5"/>"mrno": "string", <text:s text:c="5"/><text:line-break/> <text:s text:c="5"/>"patient_name": "string", <text:s text:c="5"/><text:line-break/> <text:s text:c="5"/>"phoneno": "string" <text:s text:c="5"/><text:line-break/> <text:s text:c="3"/>} <text:s text:c="5"/><text:line-break/> <text:s/>] <text:s text:c="5"/><text:line-break/>}</text:p>
      <text:h text:style-name="Heading_20_3" text:outline-level="3"><text:soft-page-break/>B) Delivery Status by reqno</text:h>
      <text:p text:style-name="Text_20_body">Input: <text:span text:style-name="T2">reqno</text:span><text:line-break/>Output JSON:</text:p>
      <text:p text:style-name="P4">{ <text:s text:c="5"/><text:line-break/> <text:s/>"reqno": "string", <text:s text:c="5"/><text:line-break/> <text:s/>"status": "string", <text:s text:c="5"/><text:line-break/> <text:s/>"channel": "string", <text:s text:c="5"/><text:line-break/> <text:s/>"message": "string", <text:s text:c="5"/><text:line-break/> <text:s/>"delivery_date": "string" <text:s text:c="5"/><text:line-break/>}</text:p>
      <text:h text:style-name="Heading_20_3" text:outline-level="3">C) Delivery Status Update</text:h>
      <text:p text:style-name="Text_20_body">Input JSON:</text:p>
      <text:p text:style-name="P4">{ <text:s text:c="5"/><text:line-break/> <text:s/>"reqno": "string", <text:s text:c="5"/><text:line-break/> <text:s/>"status": "string", <text:s text:c="5"/><text:line-break/> <text:s/>"channel": "WHATSAPP|SMS|EMAIL|...", <text:s text:c="5"/><text:line-break/> <text:s/>"message": "OK|PARTIAL REPORT|DOWNLOAD FAILED|..." <text:s text:c="5"/><text:line-break/>}</text:p>
      <text:p text:style-name="Text_20_body">Output JSON:</text:p>
      <text:p text:style-name="P4">{ <text:s text:c="5"/><text:line-break/> <text:s/>"ok": true <text:s text:c="5"/><text:line-break/>}</text:p>
      <text:p text:style-name="Text_20_body">Required feedback:</text:p>
      <text:list text:style-name="L29">
        <text:list-item>
          <text:p text:style-name="P30"><text:span text:style-name="T2">REQ_NOT_FOUND</text:span></text:p>
        </text:list-item>
        <text:list-item>
          <text:p text:style-name="P30"><text:span text:style-name="T2">INVALID_STATUS_PAYLOAD</text:span></text:p>
        </text:list-item>
        <text:list-item>
          <text:p text:style-name="P30"><text:span text:style-name="T2">UPDATE_FAILED</text:span></text:p>
        </text:list-item>
      </text:list>
      <text:h text:style-name="Heading_20_2" text:outline-level="2" text:is-list-header="true">4) Letterhead / Without Letterhead Contract (Mandatory)</text:h>
      <text:p text:style-name="Text_20_body">New cloud must support both outputs for report PDFs:</text:p>
      <text:list text:style-name="L30">
        <text:list-item>
          <text:p text:style-name="P31"><text:span text:style-name="T1">With letterhead</text:span></text:p>
        </text:list-item>
        <text:list-item>
          <text:p text:style-name="P31"><text:span text:style-name="T1">Without letterhead</text:span></text:p>
        </text:list-item>
      </text:list>
      <text:p text:style-name="Text_20_body">Accepted controls should include at least one of:</text:p>
      <text:list text:style-name="L31">
        <text:list-item>
          <text:p text:style-name="P32"><text:span text:style-name="T2">header_mode=default|plain</text:span></text:p>
        </text:list-item>
        <text:list-item>
          <text:p text:style-name="P32"><text:span text:style-name="T2">chkrephead=1|0</text:span></text:p>
        </text:list-item>
        <text:list-item>
          <text:p text:style-name="P32"><text:span text:style-name="T2">without_header_background=true|false</text:span></text:p>
        </text:list-item>
      </text:list>
      <text:p text:style-name="Text_20_body">If new cloud uses different parameter names, please provide exact mapping.</text:p>
      <text:h text:style-name="Heading_20_2" text:outline-level="2"><text:soft-page-break/>5) Required Business Status/Feedback Matrix</text:h>
      <text:p text:style-name="Text_20_body">Please confirm exact values/messages for these conditions:</text:p>
      <text:list text:style-name="L32">
        <text:list-item>
          <text:p text:style-name="P33">Patient not found for phone lookup</text:p>
        </text:list-item>
        <text:list-item>
          <text:p text:style-name="P33">Requisition not found</text:p>
        </text:list-item>
        <text:list-item>
          <text:p text:style-name="P33">Report not ready yet</text:p>
        </text:list-item>
        <text:list-item>
          <text:p text:style-name="P33">Partial report ready</text:p>
        </text:list-item>
        <text:list-item>
          <text:p text:style-name="P33">Full report ready</text:p>
        </text:list-item>
        <text:list-item>
          <text:p text:style-name="P33">No lab tests in requisition</text:p>
        </text:list-item>
        <text:list-item>
          <text:p text:style-name="P33">No radiology tests in requisition</text:p>
        </text:list-item>
        <text:list-item>
          <text:p text:style-name="P33">No pending report in pending-print mode</text:p>
        </text:list-item>
        <text:list-item>
          <text:p text:style-name="P33">Trend data unavailable</text:p>
        </text:list-item>
        <text:list-item>
          <text:p text:style-name="P33">Trend PDF unavailable</text:p>
        </text:list-item>
      </text:list>
      <text:p text:style-name="Text_20_body">Each should return:</text:p>
      <text:list text:style-name="L33">
        <text:list-item>
          <text:p text:style-name="P34">stable <text:span text:style-name="T2">error_code</text:span> (machine-readable)</text:p>
        </text:list-item>
        <text:list-item>
          <text:p text:style-name="P34"><text:span text:style-name="T2">message</text:span> (human-readable)</text:p>
        </text:list-item>
        <text:list-item>
          <text:p text:style-name="P34">suitable HTTP status code</text:p>
        </text:list-item>
      </text:list>
      <text:h text:style-name="Heading_20_2" text:outline-level="2" text:is-list-header="true">6) Minimal-Change Switchover Requirement</text:h>
      <text:p text:style-name="Text_20_body">For smooth migration, Shivam Cloud should provide equivalent capabilities for:</text:p>
      <text:list text:style-name="L34">
        <text:list-item>
          <text:p text:style-name="P35">patient report list</text:p>
        </text:list-item>
        <text:list-item>
          <text:p text:style-name="P35">latest report direct PDF by phone (recommended)</text:p>
        </text:list-item>
        <text:list-item>
          <text:p text:style-name="P35">report status</text:p>
        </text:list-item>
        <text:list-item>
          <text:p text:style-name="P35">lab/radiology/combined PDF</text:p>
        </text:list-item>
        <text:list-item>
          <text:p text:style-name="P35">trend PDF + trend data JSON</text:p>
        </text:list-item>
        <text:list-item>
          <text:p text:style-name="P35">delivery status read/update</text:p>
        </text:list-item>
        <text:list-item>
          <text:p text:style-name="P35">requisitions by date</text:p>
        </text:list-item>
        <text:list-item>
          <text:p text:style-name="P35">letterhead and plain output options</text:p>
        </text:list-item>
      </text:list>
      <text:p text:style-name="Text_20_body">If any capability cannot be matched exactly, please mark:</text:p>
      <text:list text:style-name="L35">
        <text:list-item>
          <text:p text:style-name="P36">not supported</text:p>
        </text:list-item>
        <text:list-item>
          <text:p text:style-name="P36">partially supported</text:p>
        </text:list-item>
        <text:list-item>
          <text:p text:style-name="P36">supported with parameter changes</text:p>
        </text:list-item>
      </text:list>
      <text:p text:style-name="Text_20_body"><text:soft-page-break/>and share the exact alternative contract.</text:p>
      <text:h text:style-name="Heading_20_2" text:outline-level="2">7) Suggested UAT Test Cases</text:h>
      <text:list text:style-name="L36">
        <text:list-item>
          <text:p text:style-name="P37">Lookup with valid phone -&gt; returns recent requisitions.</text:p>
        </text:list-item>
        <text:list-item>
          <text:p text:style-name="P37">Lookup with invalid phone -&gt; deterministic <text:span text:style-name="T2">PATIENT_NOT_FOUND</text:span> response.</text:p>
        </text:list-item>
        <text:list-item>
          <text:p text:style-name="P37">Status by reqno where all tests ready -&gt; <text:span text:style-name="T2">FULL_REPORT</text:span>.</text:p>
        </text:list-item>
        <text:list-item>
          <text:p text:style-name="P37">Status by reqno where some tests pending -&gt; <text:span text:style-name="T2">PARTIAL_REPORT</text:span>.</text:p>
        </text:list-item>
        <text:list-item>
          <text:p text:style-name="P37">Lab PDF with letterhead and plain mode both return valid PDFs.</text:p>
        </text:list-item>
        <text:list-item>
          <text:p text:style-name="P37">Radiology PDF with letterhead and plain mode both return valid PDFs.</text:p>
        </text:list-item>
        <text:list-item>
          <text:p text:style-name="P37">Combined PDF returns merged/available report correctly.</text:p>
        </text:list-item>
        <text:list-item>
          <text:p text:style-name="P37">Pending-print mode returns clear <text:span text:style-name="T2">NO_PENDING_REPORTS</text:span> when none.</text:p>
        </text:list-item>
        <text:list-item>
          <text:p text:style-name="P37">Trend PDF by MRNO returns valid PDF.</text:p>
        </text:list-item>
        <text:list-item>
          <text:p text:style-name="P37">Trend data by MRNO returns JSON in one accepted raw shape (<text:span text:style-name="T2">table</text:span>, row-array, or wrapper with <text:span text:style-name="T2">data</text:span>).</text:p>
        </text:list-item>
      </text:list>
      <text:h text:style-name="Heading_20_2" text:outline-level="2" text:is-list-header="true">8) Demo Bot Flow (Where Each API Is Used)</text:h>
      <text:p text:style-name="Text_20_body">This section is only to show usage sequence, so Shivam can suggest equivalent/alternative APIs if needed.</text:p>
      <text:h text:style-name="Heading_20_3" text:outline-level="3">Flow A: Patient asks for latest report</text:h>
      <text:list text:style-name="L37">
        <text:list-item>
          <text:p text:style-name="P38">Bot receives patient phone.</text:p>
        </text:list-item>
        <text:list-item>
          <text:p text:style-name="P38">Call patient lookup API (<text:span text:style-name="T2">phone</text:span>) to fetch latest requisitions.</text:p>
        </text:list-item>
        <text:list-item>
          <text:p text:style-name="P38">Pick latest <text:span text:style-name="T2">reqid/reqno</text:span>.</text:p>
        </text:list-item>
        <text:list-item>
          <text:p text:style-name="P38">Call report status API to build status message (full/partial + test-wise pending).</text:p>
        </text:list-item>
        <text:list-item>
          <text:p text:style-name="P38">Call combined report PDF API (<text:span text:style-name="T2">reqid</text:span>, optional <text:span text:style-name="T2">reqno</text:span>, letterhead/plain choice).</text:p>
        </text:list-item>
        <text:list-item>
          <text:p text:style-name="P38">Send PDF to patient.</text:p>
        </text:list-item>
      </text:list>
      <text:h text:style-name="Heading_20_3" text:outline-level="3" text:is-list-header="true">Flow B: Patient selects older report from list</text:h>
      <text:list text:style-name="L38">
        <text:list-item>
          <text:p text:style-name="P39">Bot shows list from lookup API.</text:p>
        </text:list-item>
        <text:list-item>
          <text:p text:style-name="P39">Patient selects one requisition.</text:p>
        </text:list-item>
        <text:list-item>
          <text:p text:style-name="P39">Call combined report PDF API for selected <text:span text:style-name="T2">reqid</text:span>.</text:p>
        </text:list-item>
        <text:list-item>
          <text:p text:style-name="P39">If needed, call status API for selected <text:span text:style-name="T2">reqno</text:span> and share readiness details.</text:p>
        </text:list-item>
      </text:list>
      <text:h text:style-name="Heading_20_3" text:outline-level="3" text:is-list-header="true"><text:soft-page-break/>Flow C: Patient asks for trend report</text:h>
      <text:list text:style-name="L39">
        <text:list-item>
          <text:p text:style-name="P40">Bot obtains <text:span text:style-name="T2">mrno</text:span> from latest lookup/status.</text:p>
        </text:list-item>
        <text:list-item>
          <text:p text:style-name="P40">Call trend report PDF API (<text:span text:style-name="T2">mrno</text:span>) and send PDF.</text:p>
        </text:list-item>
        <text:list-item>
          <text:p text:style-name="P40">Smart mode: call trend data JSON API (<text:span text:style-name="T2">mrno</text:span>) and render advanced report output.</text:p>
        </text:list-item>
      </text:list>
      <text:h text:style-name="Heading_20_3" text:outline-level="3" text:is-list-header="true">Flow D: Internal user dispatch/print flow <text:span text:style-name="T3">(Used for Report Dispatch and collection centre logins)</text:span></text:h>
      <text:list text:style-name="L40">
        <text:list-item>
          <text:p text:style-name="P41">Internal user picks date -&gt; call requisitions-by-date API.</text:p>
        </text:list-item>
        <text:list-item>
          <text:p text:style-name="P41">For selected requisition, call status API (<text:span text:style-name="T2">reqno/reqid</text:span>) to get:</text:p>
          <text:list>
            <text:list-item>
              <text:p text:style-name="P41">overall readiness</text:p>
            </text:list-item>
            <text:list-item>
              <text:p text:style-name="P41">test-wise readiness</text:p>
            </text:list-item>
          </text:list>
        </text:list-item>
        <text:list-item>
          <text:p text:style-name="P41">Print normal (<text:span text:style-name="T2">printtype=1</text:span>) or pending-only (<text:span text:style-name="T2">printtype=0</text:span>) PDF.</text:p>
        </text:list-item>
        <text:list-item>
          <text:p text:style-name="P41">Update delivery status via delivery update API with channel/message.</text:p>
        </text:list-item>
      </text:list>
      <text:h text:style-name="Heading_20_2" text:outline-level="2" text:is-list-header="true">9) Alternative Endpoint Mapping Sheet (to be filled by Shivam)</text:h>
      <text:p text:style-name="Text_20_body">Please fill this table for minimal-code replacement planning.</text:p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42">Capability</text:p>
            </table:table-cell>
            <table:table-cell table:style-name="Table1.A1" office:value-type="string">
              <text:p text:style-name="P42">Current Input/Output Expectation</text:p>
            </table:table-cell>
            <table:table-cell table:style-name="Table1.A1" office:value-type="string">
              <text:p text:style-name="P42">Shivam New Endpoint</text:p>
            </table:table-cell>
            <table:table-cell table:style-name="Table1.A1" office:value-type="string">
              <text:p text:style-name="P42">Same Contract? (Y/N)</text:p>
            </table:table-cell>
            <table:table-cell table:style-name="Table1.E1" office:value-type="string">
              <text:p text:style-name="P42">If N, What Changes?</text:p>
            </table:table-cell>
          </table:table-row>
        </table:table-header-rows>
        <table:table-row>
          <table:table-cell table:style-name="Table1.A2" office:value-type="string">
            <text:p text:style-name="P43">Patient report lookup</text:p>
          </table:table-cell>
          <table:table-cell table:style-name="Table1.A2" office:value-type="string">
            <text:p text:style-name="Table_20_Contents">input <text:span text:style-name="T2">phone</text:span>, output <text:span text:style-name="T2">latest_reports[]</text:span>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Latest report direct PDF</text:p>
          </table:table-cell>
          <table:table-cell table:style-name="Table1.A2" office:value-type="string">
            <text:p text:style-name="Table_20_Contents">input <text:span text:style-name="T2">phone</text:span>, output latest report PDF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Report status by reqno</text:p>
          </table:table-cell>
          <table:table-cell table:style-name="Table1.A2" office:value-type="string">
            <text:p text:style-name="Table_20_Contents">input <text:span text:style-name="T2">reqno</text:span>, output totals + <text:span text:style-name="T2">tests[]</text:span>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Report status by reqid</text:p>
          </table:table-cell>
          <table:table-cell table:style-name="Table1.A2" office:value-type="string">
            <text:p text:style-name="Table_20_Contents">input <text:span text:style-name="T2">reqid</text:span>, output totals + <text:span text:style-name="T2">tests[]</text:span>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Lab PDF</text:p>
          </table:table-cell>
          <table:table-cell table:style-name="Table1.A2" office:value-type="string">
            <text:p text:style-name="Table_20_Contents">input <text:span text:style-name="T2">reqid</text:span> (+flags), output PDF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Radiology PDF</text:p>
          </table:table-cell>
          <table:table-cell table:style-name="Table1.A2" office:value-type="string">
            <text:p text:style-name="Table_20_Contents">input <text:span text:style-name="T2">reqid</text:span> (+flags), output PDF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ext:soft-page-break/>
        <table:table-row>
          <table:table-cell table:style-name="Table1.A2" office:value-type="string">
            <text:p text:style-name="P43">Combined PDF</text:p>
          </table:table-cell>
          <table:table-cell table:style-name="Table1.A2" office:value-type="string">
            <text:p text:style-name="Table_20_Contents">input <text:span text:style-name="T2">reqid</text:span> (+flags), output PDF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Trend PDF</text:p>
          </table:table-cell>
          <table:table-cell table:style-name="Table1.A2" office:value-type="string">
            <text:p text:style-name="Table_20_Contents">input <text:span text:style-name="T2">mrno</text:span>, output PDF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Trend data JSON</text:p>
          </table:table-cell>
          <table:table-cell table:style-name="Table1.A2" office:value-type="string">
            <text:p text:style-name="Table_20_Contents">input <text:span text:style-name="T2">mrno</text:span>, output JSON schema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Requisitions by date</text:p>
          </table:table-cell>
          <table:table-cell table:style-name="Table1.A2" office:value-type="string">
            <text:p text:style-name="Table_20_Contents">input <text:span text:style-name="T2">date</text:span>, output requisitions[]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Delivery status read</text:p>
          </table:table-cell>
          <table:table-cell table:style-name="Table1.A2" office:value-type="string">
            <text:p text:style-name="Table_20_Contents">input <text:span text:style-name="T2">reqno</text:span>, output status JSON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Delivery status update</text:p>
          </table:table-cell>
          <table:table-cell table:style-name="Table1.A2" office:value-type="string">
            <text:p text:style-name="P43">input status payload, output ack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Letterhead/plain control</text:p>
          </table:table-cell>
          <table:table-cell table:style-name="Table1.A2" office:value-type="string">
            <text:p text:style-name="P43">flags + expected behavior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</table:table>
      <text:p text:style-name="Text_20_body"/>
      <text:h text:style-name="Heading_20_2" text:outline-level="2">10) Bot Simulator &amp; Pre-Go-Live Validation</text:h>
      <text:p text:style-name="Text_20_body">Before production rollout, we will run these APIs through our <text:span text:style-name="T1">bot simulator</text:span> to validate full patient and internal-user journeys end-to-end.</text:p>
      <text:p text:style-name="Text_20_body">Shivam team is requested to provide:</text:p>
      <text:list text:style-name="L41">
        <text:list-item>
          <text:p text:style-name="P44">UAT/base URL endpoints for all capabilities in this document.</text:p>
        </text:list-item>
        <text:list-item>
          <text:p text:style-name="P44">Test credentials/authorization method (if any).</text:p>
        </text:list-item>
        <text:list-item>
          <text:p text:style-name="P44">At least 3 test datasets:</text:p>
          <text:list>
            <text:list-item>
              <text:p text:style-name="P44">one <text:span text:style-name="T2">FULL_REPORT</text:span> case</text:p>
            </text:list-item>
            <text:list-item>
              <text:p text:style-name="P44">one <text:span text:style-name="T2">PARTIAL_REPORT</text:span> case with test-wise pending rows</text:p>
            </text:list-item>
            <text:list-item>
              <text:p text:style-name="P44">one trend-enabled patient (<text:span text:style-name="T2">mrno</text:span>) with trend PDF + trend JSON</text:p>
            </text:list-item>
          </text:list>
        </text:list-item>
        <text:list-item>
          <text:p text:style-name="P44">Confirmed error samples for:</text:p>
          <text:list>
            <text:list-item>
              <text:p text:style-name="P44">patient not found</text:p>
            </text:list-item>
            <text:list-item>
              <text:p text:style-name="P44">requisition not found</text:p>
            </text:list-item>
            <text:list-item>
              <text:p text:style-name="P44"><text:soft-page-break/>report not ready / no pending report</text:p>
            </text:list-item>
            <text:list-item>
              <text:p text:style-name="P44">trend not available</text:p>
            </text:list-item>
          </text:list>
        </text:list-item>
        <text:list-item>
          <text:p text:style-name="P44">Rate limits/timeouts expected on UAT and production.</text:p>
        </text:list-item>
      </text:list>
      <text:p text:style-name="Text_20_body">Go-live readiness expectation:</text:p>
      <text:list text:style-name="L42">
        <text:list-item>
          <text:p text:style-name="P45">All demo bot flows in Section 8 must pass in simulator against Shivam UAT.</text:p>
        </text:list-item>
        <text:list-item>
          <text:p text:style-name="P45">Letterhead and plain PDF outputs must be validated in simulator before cutover.</text:p>
        </text:list-item>
        <text:list-item>
          <text:p text:style-name="P45">Error/status mapping must be stable so bot/user messaging remains unchanged.</text:p>
        </text:list-item>
      </text:list>
      <text:p text:style-name="Text_20_body">Scope clarification:</text:p>
      <text:list text:style-name="L43">
        <text:list-item>
          <text:p text:style-name="P46">This contract covers all report-related bot flows and internal dispatch flows.</text:p>
        </text:list-item>
        <text:list-item>
          <text:p text:style-name="P46">Non-report bot modules (for example booking/location/package flows) are outside this NeoSoft report API contract.</text:p>
        </text:list-item>
      </text:list>
      <text:h text:style-name="Heading_20_2" text:outline-level="2" text:is-list-header="true">11) Other Integrations (Planned Soon)</text:h>
      <text:p text:style-name="Text_20_body">These are additional upcoming integrations we WILL implement shortly. Please confirm feasibility and DB/API support now so we avoid future endpoint changes.</text:p>
      <text:h text:style-name="Heading_20_3" text:outline-level="3">11.1 Endpoint Contract Status</text:h>
      <text:list text:style-name="L44">
        <text:list-item>
          <text:p text:style-name="P47">The APIs and behaviors listed in this document are currently implemented and in use.</text:p>
        </text:list-item>
        <text:list-item>
          <text:p text:style-name="P47">If any additional/new APIs are required, they will be notified during implementation and acceptance testing (UAT) phase with complete input/output/error mapping.</text:p>
        </text:list-item>
      </text:list>
      <text:h text:style-name="Heading_20_3" text:outline-level="3" text:is-list-header="true">11.2 Collection Centre Login (Logistics Dashboard) by Source Name</text:h>
      <text:p text:style-name="Text_20_body">Requirement:</text:p>
      <text:list text:style-name="L45">
        <text:list-item>
          <text:p text:style-name="P48">Collection-centre/logistics users should see report/requisition data scoped to their source.</text:p>
        </text:list-item>
        <text:list-item>
          <text:p text:style-name="P48">We need source-level filtering support so records can be fetched by source context.</text:p>
        </text:list-item>
      </text:list>
      <text:p text:style-name="Text_20_body">Requested fields/capabilities:</text:p>
      <text:list text:style-name="L46">
        <text:list-item>
          <text:p text:style-name="P49">Source identity fields in report/requisition/status responses:</text:p>
          <text:list>
            <text:list-item>
              <text:p text:style-name="P49"><text:span text:style-name="T2">source_name</text:span> (mandatory)</text:p>
            </text:list-item>
            <text:list-item>
              <text:p text:style-name="P49"><text:span text:style-name="T2">source_code</text:span> (recommended)</text:p>
            </text:list-item>
            <text:list-item>
              <text:p text:style-name="P49"><text:span text:style-name="T2">collection_centre_id</text:span> or equivalent (recommended)</text:p>
            </text:list-item>
          </text:list>
        </text:list-item>
        <text:list-item>
          <text:p text:style-name="P49">Filter support in relevant APIs:</text:p>
          <text:list>
            <text:list-item>
              <text:p text:style-name="P49"><text:span text:style-name="T2">source_name</text:span> (mandatory filter)</text:p>
            </text:list-item>
            <text:list-item>
              <text:p text:style-name="P49"><text:soft-page-break/><text:span text:style-name="T2">source_code</text:span> (optional filter)</text:p>
            </text:list-item>
            <text:list-item>
              <text:p text:style-name="P49">date + source combined filters for dispatch queues</text:p>
            </text:list-item>
          </text:list>
        </text:list-item>
        <text:list-item>
          <text:p text:style-name="P49">Consistent source mapping:</text:p>
          <text:list>
            <text:list-item>
              <text:p text:style-name="P49">same source identifiers across lookup, requisitions-by-date, status, and dispatch-related APIs.</text:p>
            </text:list-item>
          </text:list>
        </text:list-item>
      </text:list>
      <text:h text:style-name="Heading_20_3" text:outline-level="3" text:is-list-header="true">11.3 Template-Driven Delivery + QR/Artifact Metadata (Future-ready)</text:h>
      <text:p text:style-name="Text_20_body">Since the new cloud version supports template-based delivery and QR workflows, please provide or confirm:</text:p>
      <text:list text:style-name="L47">
        <text:list-item>
          <text:p text:style-name="P50">Delivery metadata in response payloads (where applicable):</text:p>
          <text:list>
            <text:list-item>
              <text:p text:style-name="P50"><text:span text:style-name="T2">template_name</text:span></text:p>
            </text:list-item>
            <text:list-item>
              <text:p text:style-name="P50"><text:span text:style-name="T2">delivery_source</text:span></text:p>
            </text:list-item>
            <text:list-item>
              <text:p text:style-name="P50"><text:span text:style-name="T2">public_url</text:span></text:p>
            </text:list-item>
            <text:list-item>
              <text:p text:style-name="P50"><text:span text:style-name="T2">message_id</text:span></text:p>
            </text:list-item>
            <text:list-item>
              <text:p text:style-name="P50"><text:span text:style-name="T2">sent_at</text:span></text:p>
            </text:list-item>
          </text:list>
        </text:list-item>
        <text:list-item>
          <text:p text:style-name="P50">QR/document metadata support:</text:p>
          <text:list>
            <text:list-item>
              <text:p text:style-name="P50"><text:span text:style-name="T2">qr_applied</text:span> (true/false)</text:p>
            </text:list-item>
            <text:list-item>
              <text:p text:style-name="P50"><text:span text:style-name="T2">artifact_url</text:span> (final delivered file URL)</text:p>
            </text:list-item>
            <text:list-item>
              <text:p text:style-name="P50"><text:span text:style-name="T2">artifact_version</text:span> or equivalent</text:p>
            </text:list-item>
          </text:list>
        </text:list-item>
      </text:list>
      <text:h text:style-name="Heading_20_3" text:outline-level="3" text:is-list-header="true">11.4 Delivery Event/Callback Support (Optional but Preferred)</text:h>
      <text:p text:style-name="Text_20_body">If available, share callback/event endpoint spec for final delivery outcomes:</text:p>
      <text:list text:style-name="L48">
        <text:list-item>
          <text:p text:style-name="P51">success/failure event payload</text:p>
        </text:list-item>
        <text:list-item>
          <text:p text:style-name="P51">requisition identifiers (<text:span text:style-name="T2">reqno</text:span>, <text:span text:style-name="T2">reqid</text:span>, <text:span text:style-name="T2">mrno</text:span>)</text:p>
        </text:list-item>
        <text:list-item>
          <text:p text:style-name="P51">final status code/message</text:p>
        </text:list-item>
        <text:list-item>
          <text:p text:style-name="P51">delivered file metadata (<text:span text:style-name="T2">public_url</text:span>, <text:span text:style-name="T2">message_id</text:span>, timestamp)</text:p>
        </text:list-item>
      </text:list>
      <text:p text:style-name="Text_20_body">This helps us keep delivery status and internal dashboards synchronized without polling-only logic.</text:p>
      <text:h text:style-name="Heading_20_2" text:outline-level="2">12) No Future DB Access Assumption</text:h>
      <text:p text:style-name="Text_20_body">We are planning under the assumption that we will <text:span text:style-name="T1">not have direct DB access</text:span> in future.</text:p>
      <text:p text:style-name="Text_20_body">Therefore, all required data must be available via stable APIs, including:</text:p>
      <text:list text:style-name="L49">
        <text:list-item>
          <text:p text:style-name="P52">Patient/report lookup and identifiers (<text:span text:style-name="T2">reqid</text:span>, <text:span text:style-name="T2">reqno</text:span>, <text:span text:style-name="T2">mrno</text:span>, phone).</text:p>
        </text:list-item>
        <text:list-item>
          <text:p text:style-name="P52"><text:soft-page-break/>Full report status including test-wise rows and readiness flags.</text:p>
        </text:list-item>
        <text:list-item>
          <text:p text:style-name="P52">Source-level attributes (<text:span text:style-name="T2">source_name</text:span>, source identifiers) for logistics dashboards.</text:p>
        </text:list-item>
        <text:list-item>
          <text:p text:style-name="P52">Delivery/dispatch state read + update APIs.</text:p>
        </text:list-item>
        <text:list-item>
          <text:p text:style-name="P52">Trend data and trend report artifact APIs.</text:p>
        </text:list-item>
        <text:list-item>
          <text:p text:style-name="P52">Delivery metadata (<text:span text:style-name="T2">message_id</text:span>, <text:span text:style-name="T2">public_url</text:span>, timestamps, template/source info) where applicable.</text:p>
        </text:list-item>
      </text:list>
      <text:p text:style-name="Text_20_body">API-only operating requirement:</text:p>
      <text:list text:style-name="L50">
        <text:list-item>
          <text:p text:style-name="P53">No implementation should depend on direct table reads/writes in NeoSoft DB.</text:p>
        </text:list-item>
        <text:list-item>
          <text:p text:style-name="P53">Any field currently expected from DB must be explicitly exposed in API response schemas.</text:p>
        </text:list-item>
        <text:list-item>
          <text:p text:style-name="P53">Backward-compatible API versioning/deprecation notice is required before changes.</text:p>
        </text:list-item>
      </text:list>
      <text:h text:style-name="Heading_20_2" text:outline-level="2" text:is-list-header="true">13) Sample Data (Reference for UAT)</text:h>
      <text:p text:style-name="Text_20_body">Use these as example payloads for endpoint testing and contract alignment.</text:p>
      <text:h text:style-name="Heading_20_3" text:outline-level="3">13.1 Patient Lookup Sample Response</text:h>
      <text:p text:style-name="P4">{<text:line-break/> <text:s/>"latest_reports": [<text:line-break/> <text:s text:c="3"/>{<text:line-break/> <text:s text:c="5"/>"reqid": "P1600422",<text:line-break/> <text:s text:c="5"/>"reqno": "202604080123",<text:line-break/> <text:s text:c="5"/>"patient_name": "RAVI KUMAR",<text:line-break/> <text:s text:c="5"/>"mrno": "1444",<text:line-break/> <text:s text:c="5"/>"reqdt": "2026-04-08"<text:line-break/> <text:s text:c="3"/>},<text:line-break/> <text:s text:c="3"/>{<text:line-break/> <text:s text:c="5"/>"reqid": "P1600117",<text:line-break/> <text:s text:c="5"/>"reqno": "202603150011",<text:line-break/> <text:s text:c="5"/>"patient_name": "RAVI KUMAR",<text:line-break/> <text:s text:c="5"/>"mrno": "1444",<text:line-break/> <text:s text:c="5"/>"reqdt": "2026-03-15"<text:line-break/> <text:s text:c="3"/>}<text:line-break/> <text:s/>]<text:line-break/>}</text:p>
      <text:h text:style-name="Heading_20_3" text:outline-level="3">13.2 Report Status Sample Response (<text:span text:style-name="T2">PARTIAL_REPORT</text:span>)</text:h>
      <text:p text:style-name="P4">{<text:line-break/> <text:s/>"reqno": "202604080123",<text:line-break/> <text:s/>"reqid": "P1600422",<text:line-break/> <text:s/>"overall_status": "PARTIAL_REPORT",<text:line-break/> <text:s/>"lab_total": 4,<text:line-break/> <text:s/>"lab_ready": 2,<text:line-break/> <text:s/>"radiology_total": 1,<text:line-break/> <text:s/>"radiology_ready": 0,<text:line-break/> <text:s/>"patient_name": "RAVI KUMAR",<text:line-break/> <text:s/>"mrno": "1444",<text:line-break/> <text:s/>"patient_phone": "9949099249",<text:line-break/> <text:s/>"test_date": "2026-04-08",<text:line-break/><text:soft-page-break/> <text:s/>"tests": [<text:line-break/> <text:s text:c="3"/>{<text:line-break/> <text:s text:c="5"/>"test_id": "T001",<text:line-break/> <text:s text:c="5"/>"test_name": "HbA1c",<text:line-break/> <text:s text:c="5"/>"group_id": "GDEP0001",<text:line-break/> <text:s text:c="5"/>"department": "lab",<text:line-break/> <text:s text:c="5"/>"approved_flag": "1",<text:line-break/> <text:s text:c="5"/>"report_status": "LAB_READY",<text:line-break/> <text:s text:c="5"/>"ready": true<text:line-break/> <text:s text:c="3"/>},<text:line-break/> <text:s text:c="3"/>{<text:line-break/> <text:s text:c="5"/>"test_id": "T002",<text:line-break/> <text:s text:c="5"/>"test_name": "Fasting Glucose",<text:line-break/> <text:s text:c="5"/>"group_id": "GDEP0001",<text:line-break/> <text:s text:c="5"/>"department": "lab",<text:line-break/> <text:s text:c="5"/>"approved_flag": "0",<text:line-break/> <text:s text:c="5"/>"report_status": "PENDING",<text:line-break/> <text:s text:c="5"/>"ready": false<text:line-break/> <text:s text:c="3"/>},<text:line-break/> <text:s text:c="3"/>{<text:line-break/> <text:s text:c="5"/>"test_id": "XR01",<text:line-break/> <text:s text:c="5"/>"test_name": "Chest X-Ray",<text:line-break/> <text:s text:c="5"/>"group_id": "GDEP0002",<text:line-break/> <text:s text:c="5"/>"department": "radiology",<text:line-break/> <text:s text:c="5"/>"approved_flag": "0",<text:line-break/> <text:s text:c="5"/>"report_status": "PENDING",<text:line-break/> <text:s text:c="5"/>"ready": false<text:line-break/> <text:s text:c="3"/>}<text:line-break/> <text:s/>]<text:line-break/>}</text:p>
      <text:h text:style-name="Heading_20_3" text:outline-level="3">13.3 Requisitions-by-Date Sample Response</text:h>
      <text:p text:style-name="P4">{<text:line-break/> <text:s/>"date": "2026-04-09",<text:line-break/> <text:s/>"requisitions": [<text:line-break/> <text:s text:c="3"/>{<text:line-break/> <text:s text:c="5"/>"reqno": "202604090001",<text:line-break/> <text:s text:c="5"/>"reqid": "P1600550",<text:line-break/> <text:s text:c="5"/>"mrno": "1882",<text:line-break/> <text:s text:c="5"/>"patient_name": "ANJALI REDDY",<text:line-break/> <text:s text:c="5"/>"phoneno": "9988776655"<text:line-break/> <text:s text:c="3"/>},<text:line-break/> <text:s text:c="3"/>{<text:line-break/> <text:s text:c="5"/>"reqno": "202604090002",<text:line-break/> <text:s text:c="5"/>"reqid": "P1600551",<text:line-break/> <text:s text:c="5"/>"mrno": "1883",<text:line-break/> <text:s text:c="5"/>"patient_name": "SATISH RAO",<text:line-break/> <text:s text:c="5"/>"phoneno": "9123456780"<text:line-break/> <text:s text:c="3"/>}<text:line-break/> <text:s/>]<text:line-break/>}</text:p>
      <text:h text:style-name="Heading_20_3" text:outline-level="3">13.4 Delivery Status Update Sample Request/Response</text:h>
      <text:p text:style-name="Text_20_body">Request:</text:p>
      <text:p text:style-name="P4">{<text:line-break/> <text:s/>"reqno": "202604090001",<text:line-break/> <text:s/>"status": "S",<text:line-break/><text:soft-page-break/> <text:s/>"channel": "WHATSAPP",<text:line-break/> <text:s/>"message": "OK"<text:line-break/>}</text:p>
      <text:p text:style-name="Text_20_body">Response:</text:p>
      <text:p text:style-name="P4">{<text:line-break/> <text:s/>"ok": true<text:line-break/>}</text:p>
      <text:h text:style-name="Heading_20_3" text:outline-level="3">13.5 Report PDF Call Samples</text:h>
      <text:p text:style-name="Text_20_body">With letterhead:</text:p>
      <text:p text:style-name="P4">GET /report/{reqid}?reqno={reqno}&amp;printtype=1&amp;header_mode=default&amp;chkrephead=1</text:p>
      <text:p text:style-name="Text_20_body">Without letterhead:</text:p>
      <text:p text:style-name="P4">GET /report/{reqid}?reqno={reqno}&amp;printtype=1&amp;header_mode=plain&amp;chkrephead=0&amp;without_header_background=true</text:p>
      <text:p text:style-name="Text_20_body">Pending-only print mode:</text:p>
      <text:p text:style-name="P4">GET /reports/{reqid}?reqno={reqno}&amp;printtype=0&amp;header_mode=plain&amp;chkrephead=0</text:p>
      <text:h text:style-name="Heading_20_3" text:outline-level="3">13.6 Trend Data Sample (<text:span text:style-name="T2">table</text:span> shape)</text:h>
      <text:p text:style-name="P4">{<text:line-break/> <text:s/>"table": {<text:line-break/> <text:s text:c="3"/>"columns": [<text:line-break/> <text:s text:c="5"/>{ "name": "COMPID" },<text:line-break/> <text:s text:c="5"/>{ "name": "TESTCOMPONENT" },<text:line-break/> <text:s text:c="5"/>{ "name": "UNITS" },<text:line-break/> <text:s text:c="5"/>{ "name": "REQDT" },<text:line-break/> <text:s text:c="5"/>{ "name": "RESULTVALUE" },<text:line-break/> <text:s text:c="5"/>{ "name": "MINVAL" },<text:line-break/> <text:s text:c="5"/>{ "name": "MAXVAL" }<text:line-break/> <text:s text:c="3"/>],<text:line-break/> <text:s text:c="3"/>"rows": [<text:line-break/> <text:s text:c="5"/>{ "values": ["C001", "HbA1c", "%", "2025-12-01", "6.8", "4.0", "5.6"] },<text:line-break/> <text:s text:c="5"/>{ "values": ["C001", "HbA1c", "%", "2026-03-20", "7.1", "4.0", "5.6"] }<text:line-break/> <text:s text:c="3"/>]<text:line-break/> <text:s/>}<text:line-break/>}</text:p>
      <text:h text:style-name="Heading_20_3" text:outline-level="3">13.7 Trend Data Sample (row-array shape)</text:h>
      <text:p text:style-name="P4">[<text:line-break/> <text:s/>{<text:line-break/> <text:s text:c="3"/>"COMPID": "C001",<text:line-break/> <text:s text:c="3"/>"TESTCOMPONENT": "HbA1c",<text:line-break/> <text:s text:c="3"/>"UNITS": "%",<text:line-break/> <text:s text:c="3"/>"REQDT": "2025-12-01",<text:line-break/> <text:s text:c="3"/>"RESULTVALUE": "6.8",<text:line-break/> <text:s text:c="3"/>"MINVAL": "4.0",<text:line-break/> <text:s text:c="3"/>"MAXVAL": "5.6",<text:line-break/> <text:s text:c="3"/>"LETTYPE": "H",<text:line-break/> <text:s text:c="3"/>"PSYNTAX": "1",<text:line-break/><text:soft-page-break/> <text:s text:c="3"/>"PATIENTNM": "RAVI KUMAR",<text:line-break/> <text:s text:c="3"/>"AGE": "49",<text:line-break/> <text:s text:c="3"/>"SEX": "M",<text:line-break/> <text:s text:c="3"/>"MOBILENO": "9949099249"<text:line-break/> <text:s/>},<text:line-break/> <text:s/>{<text:line-break/> <text:s text:c="3"/>"COMPID": "C001",<text:line-break/> <text:s text:c="3"/>"TESTCOMPONENT": "HbA1c",<text:line-break/> <text:s text:c="3"/>"UNITS": "%",<text:line-break/> <text:s text:c="3"/>"REQDT": "2026-03-20",<text:line-break/> <text:s text:c="3"/>"RESULTVALUE": "7.1",<text:line-break/> <text:s text:c="3"/>"MINVAL": "4.0",<text:line-break/> <text:s text:c="3"/>"MAXVAL": "5.6",<text:line-break/> <text:s text:c="3"/>"LETTYPE": "H",<text:line-break/> <text:s text:c="3"/>"PSYNTAX": "1",<text:line-break/> <text:s text:c="3"/>"PATIENTNM": "RAVI KUMAR",<text:line-break/> <text:s text:c="3"/>"AGE": "49",<text:line-break/> <text:s text:c="3"/>"SEX": "M",<text:line-break/> <text:s text:c="3"/>"MOBILENO": "9949099249"<text:line-break/> <text:s/>}<text:line-break/>]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2.367cm, 3.022cm, 1.012cm, 2.72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93cm" svg:y="-0.76cm" svg:width="4.821cm" svg:height="1.626cm" draw:z-index="14"><draw:image xlink:href="Pictures/1000000100000402000001AC3810BFF1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9T17:20:10.326053000</dc:date>
    <dc:creator>Pavan</dc:creator>
    <meta:editing-duration>PT17S</meta:editing-duration>
    <meta:editing-cycles>1</meta:editing-cycles>
    <meta:document-statistic meta:table-count="1" meta:image-count="1" meta:object-count="0" meta:page-count="17" meta:paragraph-count="348" meta:word-count="2374" meta:character-count="18100" meta:non-whitespace-character-count="15134"/>
    <meta:generator>LibreOffice/26.2.2.2$MacOSX_AARCH64 LibreOffice_project/1f77d10d6938fd34972958f64b2bcfa54f8b1ba5</meta:generator>
  </office:meta>
</office:document-meta>
</file>